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635cm" table:align="left"/>
    </style:style>
    <style:style style:name="表格1.A" style:family="table-column">
      <style:table-column-properties style:column-width="16.635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2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3" style:family="paragraph" style:parent-style-name="Heading_20_2">
      <style:text-properties fo:font-size="16pt" style:font-size-asian="16pt" style:font-size-complex="16pt"/>
    </style:style>
    <style:style style:name="P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" fo:font-size="15pt" fo:font-weight="bold" style:font-size-asian="15pt" style:font-size-complex="15pt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Calibri" fo:font-size="15pt" style:font-size-asian="15pt" style:font-size-complex="15pt"/>
    </style:style>
    <style:style style:name="P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" fo:font-size="15pt" style:font-size-asian="15pt" style:font-size-complex="15pt"/>
    </style:style>
    <style:style style:name="P7" style:family="paragraph" style:parent-style-name="Table_20_Contents">
      <style:paragraph-properties fo:margin-top="0cm" fo:margin-bottom="0.499cm" loext:contextual-spacing="false"/>
      <style:text-properties fo:font-size="15pt" style:font-size-asian="15pt" style:font-size-complex="15pt"/>
    </style:style>
    <style:style style:name="P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5pt" style:font-size-asian="15pt" style:font-size-complex="15pt"/>
    </style:style>
    <style:style style:name="P9" style:family="paragraph" style:parent-style-name="Table_20_Contents">
      <style:paragraph-properties fo:margin-top="0cm" fo:margin-bottom="0.499cm" loext:contextual-spacing="false"/>
      <style:text-properties fo:font-size="15pt" style:font-size-asian="15pt" style:font-weight-asian="bold" style:font-size-complex="1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fo:font-weight="bold"/>
    </style:style>
    <style:style style:name="T4" style:family="text">
      <style:text-properties style:font-weight-asian="bold"/>
    </style:style>
    <style:style style:name="T5" style:family="text">
      <style:text-properties style:font-name="Calibri"/>
    </style:style>
    <style:style style:name="T6" style:family="text">
      <style:text-properties style:font-name="Calibri" fo:font-weight="bold"/>
    </style:style>
    <style:style style:name="T7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3">3 </text:span><text:span text:style-name="T2">格式化标签库</text:span></text:h>
      <text:p text:style-name="P1"><text:span text:style-name="T1">导入标签库需要使用</text:span>taglib<text:span text:style-name="T1">指令！</text:span></text:p>
      <text:p text:style-name="P2"><text:span text:style-name="T5">&lt;%@ taglib prefix="</text:span>fmt<text:span text:style-name="T5">" uri="http://java.sun.com/</text:span>jsp/<text:span text:style-name="T5">jstl/</text:span><text:span text:style-name="T7">format</text:span><text:span text:style-name="T5">" %&gt;</text:span></text:p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7"><text:span text:style-name="T4">数字</text:span><text:span text:style-name="T6">:&lt;fmt:formatNumber value="1234567890" type="number"/&gt;&lt;br/&gt;  </text:span></text:p>
            <text:p text:style-name="P7"><text:span text:style-name="T4"><text:s text:c="5"/>定制数字格式时，</text:span><text:span text:style-name="T6">0</text:span><text:span text:style-name="T2">表示一位数字，</text:span><text:span text:style-name="T6"># </text:span><text:span text:style-name="T2">表示一位数字前导零和末尾零不展示 </text:span></text:p>
            <text:p text:style-name="P7"><text:span text:style-name="T4">数值</text:span><text:span text:style-name="T6">:&lt;fmt:formatNumber value="1234567890" type="number" pattern="#,#00.0#" /&gt;&lt;br/&gt; </text:span></text:p>
            <text:p text:style-name="P7"><text:span text:style-name="T4">货币：</text:span><text:span text:style-name="T6">&lt;fmt:formatNumber value="35000" type="currency" /&gt;&lt;br/&gt; </text:span></text:p>
            <text:p text:style-name="P7"><text:span text:style-name="T4">百分比：</text:span><text:span text:style-name="T6">&lt;fmt:formatNumber value="0.317" type="percent" /&gt;&lt;br/&gt; </text:span></text:p>
            <text:p text:style-name="P9"><text:s text:c="4"/>时间类型格式化 </text:p>
            <text:p text:style-name="P4">&lt;jsp:useBean id="now" class="java.util.Date"&gt;&lt;/jsp:useBean&gt; </text:p>
            <text:p text:style-name="P4">&lt;fmt:formatDate <text:s/>value="${now}" type="date" /&gt;&lt;br/&gt; </text:p>
            <text:p text:style-name="P4">&lt;fmt:formatDate <text:s/>value="${now}" type="both" dateStyle="long" timeStyle="long" /&gt;&lt;br/&gt; </text:p>
            <text:p text:style-name="P4">&lt;fmt:formatDate value="${now}" type="both" pattern="yyyy.MM.dd HH:mm:ss" /&gt;&lt;br/&gt; </text:p>
            <text:p text:style-name="P8"><text:span text:style-name="T5"><text:tab/></text:span><text:tab/>将字符串转化到正确的数字： </text:p>
            <text:p text:style-name="P8"><text:tab/>忽略第一个不符合数字条件的字符和其之后的所有字符，如果字符串不是以数字开头则报错 </text:p>
            <text:p text:style-name="P6">&lt;fmt:parseNumber type="number" &gt;123.02a&lt;/fmt:parseNumber&gt;&lt;br/&gt; </text:p>
            <text:p text:style-name="P6">&lt;fmt:parseNumber type="number" pattern="#,#00.0#"&gt;123&lt;/fmt:parseNumber&gt;&lt;br/&gt; </text:p>
            <text:p text:style-name="P5">&lt;fmt:parseNumber type="number" pattern="#,#00.0#"&gt;123.00a1&lt;/fmt:parseNumber&gt;&lt;br/&gt; </text:p>
            <text:p text:style-name="P5"><text:soft-page-break/>&lt;fmt:parseNumber type="number" pattern="#,#00.0#"&gt;3saaa&lt;/fmt:parseNumber&gt;&lt;br/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5S</meta:editing-duration>
    <meta:editing-cycles>4</meta:editing-cycles>
    <meta:generator>LibreOffice/5.3.0.3$Windows_X86_64 LibreOffice_project/7074905676c47b82bbcfbea1aeefc84afe1c50e1</meta:generator>
    <dc:date>2018-03-17T19:21:53.335000000</dc:date>
    <meta:document-statistic meta:table-count="1" meta:image-count="0" meta:object-count="0" meta:page-count="2" meta:paragraph-count="19" meta:word-count="176" meta:character-count="1044" meta:non-whitespace-character-count="973"/>
    <meta:user-defined meta:name="Info 1"/>
    <meta:user-defined meta:name="Info 2"/>
    <meta:user-defined meta:name="Info 3"/>
    <meta:user-defined meta:name="Info 4"/>
  </office:meta>
</office:document-meta>
</file>